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8.742cm" table:align="left"/>
    </style:style>
    <style:style style:name="Tabla1.A" style:family="table-column">
      <style:table-column-properties style:column-width="0.637cm"/>
    </style:style>
    <style:style style:name="Tabla1.B" style:family="table-column">
      <style:table-column-properties style:column-width="8.105cm"/>
    </style:style>
    <style:style style:name="Tabla1.A1" style:family="table-cell">
      <style:table-cell-properties style:vertical-align="middle" fo:padding="0.049cm" fo:border="none"/>
    </style:style>
    <style:style style:name="Tabla2" style:family="table">
      <style:table-properties style:width="13.407cm" table:align="left"/>
    </style:style>
    <style:style style:name="Tabla2.A" style:family="table-column">
      <style:table-column-properties style:column-width="0.425cm"/>
    </style:style>
    <style:style style:name="Tabla2.B" style:family="table-column">
      <style:table-column-properties style:column-width="12.982cm"/>
    </style:style>
    <style:style style:name="Tabla2.A1" style:family="table-cell">
      <style:table-cell-properties style:vertical-align="middle" fo:padding="0.049cm" fo:border="none"/>
    </style:style>
    <style:style style:name="Tabla3" style:family="table">
      <style:table-properties style:width="13.196cm" table:align="left"/>
    </style:style>
    <style:style style:name="Tabla3.A" style:family="table-column">
      <style:table-column-properties style:column-width="0.637cm"/>
    </style:style>
    <style:style style:name="Tabla3.B" style:family="table-column">
      <style:table-column-properties style:column-width="12.559cm"/>
    </style:style>
    <style:style style:name="Tabla3.A1" style:family="table-cell">
      <style:table-cell-properties style:vertical-align="middle" fo:padding="0.049cm" fo:border="none"/>
    </style:style>
    <style:style style:name="Tabla4" style:family="table">
      <style:table-properties style:width="5.777cm" table:align="left"/>
    </style:style>
    <style:style style:name="Tabla4.A" style:family="table-column">
      <style:table-column-properties style:column-width="0.425cm"/>
    </style:style>
    <style:style style:name="Tabla4.B" style:family="table-column">
      <style:table-column-properties style:column-width="5.352cm"/>
    </style:style>
    <style:style style:name="Tabla4.A1" style:family="table-cell">
      <style:table-cell-properties style:vertical-align="middle" fo:padding="0.049cm" fo:border="none"/>
    </style:style>
    <style:style style:name="Tabla5" style:family="table">
      <style:table-properties style:width="17.59cm" table:align="margins"/>
    </style:style>
    <style:style style:name="Tabla5.A" style:family="table-column">
      <style:table-column-properties style:column-width="4.397cm" style:rel-column-width="2493*"/>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ba67d8" officeooo:paragraph-rsid="003ef696"/>
    </style:style>
    <style:style style:name="P2" style:family="paragraph" style:parent-style-name="Standard">
      <style:text-properties officeooo:rsid="0018f3b7" officeooo:paragraph-rsid="003ef696"/>
    </style:style>
    <style:style style:name="P3" style:family="paragraph" style:parent-style-name="Standard">
      <style:text-properties fo:font-variant="normal" fo:text-transform="none" fo:color="#333333" fo:letter-spacing="normal" fo:font-style="normal" fo:font-weight="normal" officeooo:rsid="008ab890" officeooo:paragraph-rsid="003ef696"/>
    </style:style>
    <style:style style:name="P4" style:family="paragraph" style:parent-style-name="Standard">
      <style:text-properties officeooo:rsid="001a9248" officeooo:paragraph-rsid="003ef696"/>
    </style:style>
    <style:style style:name="P5" style:family="paragraph" style:parent-style-name="Standard">
      <style:text-properties officeooo:rsid="001c76d0" officeooo:paragraph-rsid="003ef696"/>
    </style:style>
    <style:style style:name="P6" style:family="paragraph" style:parent-style-name="Text_20_body">
      <style:text-properties officeooo:rsid="001f4ff3" officeooo:paragraph-rsid="001f4ff3"/>
    </style:style>
    <style:style style:name="P7" style:family="paragraph" style:parent-style-name="Text_20_body">
      <style:text-properties style:text-underline-style="solid" style:text-underline-width="auto" style:text-underline-color="font-color" officeooo:rsid="002217c2" officeooo:paragraph-rsid="00214f85"/>
    </style:style>
    <style:style style:name="P8" style:family="paragraph" style:parent-style-name="Text_20_body">
      <style:text-properties style:text-underline-style="none" officeooo:rsid="001f4ff3" officeooo:paragraph-rsid="001f4ff3"/>
    </style:style>
    <style:style style:name="P9" style:family="paragraph" style:parent-style-name="Text_20_body">
      <style:text-properties style:text-underline-style="none" officeooo:rsid="001fea0f" officeooo:paragraph-rsid="001fea0f"/>
    </style:style>
    <style:style style:name="P10" style:family="paragraph" style:parent-style-name="Text_20_body">
      <style:text-properties style:text-underline-style="none" officeooo:rsid="002217c2" officeooo:paragraph-rsid="002217c2"/>
    </style:style>
    <style:style style:name="P11" style:family="paragraph" style:parent-style-name="Text_20_body">
      <style:text-properties style:text-underline-style="none" officeooo:rsid="0026a26e" officeooo:paragraph-rsid="0026a26e"/>
    </style:style>
    <style:style style:name="P12" style:family="paragraph" style:parent-style-name="Text_20_body">
      <style:text-properties style:text-underline-style="none" officeooo:rsid="00384a6c" officeooo:paragraph-rsid="00384a6c"/>
    </style:style>
    <style:style style:name="P13" style:family="paragraph" style:parent-style-name="Text_20_body">
      <style:text-properties style:text-underline-style="none" officeooo:rsid="003acdef" officeooo:paragraph-rsid="003acdef"/>
    </style:style>
    <style:style style:name="P14" style:family="paragraph" style:parent-style-name="Text_20_body">
      <style:text-properties style:text-underline-style="none" officeooo:rsid="003d4b9d" officeooo:paragraph-rsid="003d4b9d"/>
    </style:style>
    <style:style style:name="P15" style:family="paragraph" style:parent-style-name="Text_20_body">
      <style:text-properties officeooo:rsid="00214f85" officeooo:paragraph-rsid="00214f85"/>
    </style:style>
    <style:style style:name="P16" style:family="paragraph" style:parent-style-name="Heading_20_1">
      <style:paragraph-properties fo:break-before="page"/>
    </style:style>
    <style:style style:name="P17" style:family="paragraph" style:parent-style-name="Preformatted_20_Text">
      <style:text-properties fo:font-variant="normal" fo:text-transform="none" fo:color="#888888" fo:letter-spacing="normal" fo:font-style="normal" fo:font-weight="normal"/>
    </style:style>
    <style:style style:name="P18" style:family="paragraph" style:parent-style-name="Preformatted_20_Text">
      <style:text-properties fo:font-variant="normal" fo:text-transform="none" fo:color="#888888" fo:letter-spacing="normal" fo:font-style="normal" fo:font-weight="normal" officeooo:paragraph-rsid="0026a26e"/>
    </style:style>
    <style:style style:name="P19" style:family="paragraph" style:parent-style-name="Preformatted_20_Text">
      <style:text-properties fo:font-variant="normal" fo:text-transform="none" fo:color="#333333" fo:letter-spacing="normal" fo:font-style="normal" fo:font-weight="normal"/>
    </style:style>
    <style:style style:name="P20" style:family="paragraph" style:parent-style-name="Preformatted_20_Text">
      <style:text-properties fo:font-variant="normal" fo:text-transform="none" fo:color="#333333" fo:letter-spacing="normal" fo:font-style="normal" fo:font-weight="normal" officeooo:rsid="001f4ff3" officeooo:paragraph-rsid="001f4ff3"/>
    </style:style>
    <style:style style:name="P21" style:family="paragraph" style:parent-style-name="Preformatted_20_Text">
      <style:text-properties fo:font-variant="normal" fo:text-transform="none" fo:color="#333333" fo:letter-spacing="normal" fo:font-style="normal" fo:font-weight="normal" officeooo:paragraph-rsid="0026a26e"/>
    </style:style>
    <style:style style:name="P22" style:family="paragraph" style:parent-style-name="Preformatted_20_Text">
      <style:text-properties fo:font-variant="normal" fo:text-transform="none" fo:color="#333333" fo:letter-spacing="normal" fo:font-style="normal" fo:font-weight="normal" officeooo:rsid="0018f3b7" officeooo:paragraph-rsid="003ef696"/>
    </style:style>
    <style:style style:name="P23" style:family="paragraph" style:parent-style-name="Preformatted_20_Text">
      <style:text-properties fo:font-variant="normal" fo:text-transform="none" fo:color="#333333" fo:letter-spacing="normal" fo:font-style="normal" fo:font-weight="normal" officeooo:paragraph-rsid="003ef696"/>
    </style:style>
    <style:style style:name="P24" style:family="paragraph" style:parent-style-name="Preformatted_20_Text">
      <style:text-properties fo:font-variant="normal" fo:text-transform="none" fo:color="#333333" fo:letter-spacing="normal" officeooo:paragraph-rsid="003ef696"/>
    </style:style>
    <style:style style:name="P25" style:family="paragraph" style:parent-style-name="Preformatted_20_Text">
      <style:text-properties officeooo:rsid="0018f3b7" officeooo:paragraph-rsid="003ef696"/>
    </style:style>
    <style:style style:name="P26" style:family="paragraph" style:parent-style-name="Preformatted_20_Text">
      <style:text-properties officeooo:paragraph-rsid="003ef696"/>
    </style:style>
    <style:style style:name="P27" style:family="paragraph" style:parent-style-name="Preformatted_20_Text">
      <style:paragraph-properties fo:margin-left="0cm" fo:margin-right="0cm" fo:margin-top="0cm" fo:margin-bottom="0cm" style:contextual-spacing="false" style:line-height-at-least="0.423cm" fo:text-indent="0cm" style:auto-text-indent="false"/>
    </style:style>
    <style:style style:name="P28" style:family="paragraph" style:parent-style-name="Preformatted_20_Text">
      <style:paragraph-properties fo:margin-top="0cm" fo:margin-bottom="0.499cm" style:contextual-spacing="false"/>
      <style:text-properties fo:font-variant="normal" fo:text-transform="none" fo:color="#888888" fo:letter-spacing="normal" fo:font-style="normal" fo:font-weight="normal"/>
    </style:style>
    <style:style style:name="P29" style:family="paragraph" style:parent-style-name="Preformatted_20_Text">
      <style:paragraph-properties fo:margin-top="0cm" fo:margin-bottom="0.499cm" style:contextual-spacing="false"/>
      <style:text-properties fo:font-variant="normal" fo:text-transform="none" fo:color="#333333" fo:letter-spacing="normal" fo:font-style="normal" fo:font-weight="normal" officeooo:paragraph-rsid="003ef696"/>
    </style:style>
    <style:style style:name="P30" style:family="paragraph" style:parent-style-name="Preformatted_20_Text">
      <style:paragraph-properties fo:margin-top="0cm" fo:margin-bottom="0.499cm" style:contextual-spacing="false"/>
      <style:text-properties fo:font-variant="normal" fo:text-transform="none" fo:color="#333333" fo:letter-spacing="normal" officeooo:paragraph-rsid="003ef696"/>
    </style:style>
    <style:style style:name="P31" style:family="paragraph" style:parent-style-name="Preformatted_20_Text">
      <style:paragraph-properties fo:margin-top="0cm" fo:margin-bottom="0cm" style:contextual-spacing="false" style:line-height-at-least="0.423cm"/>
    </style:style>
    <style:style style:name="P32" style:family="paragraph" style:parent-style-name="Preformatted_20_Text">
      <style:paragraph-properties fo:margin-top="0cm" fo:margin-bottom="0cm" style:contextual-spacing="false" style:line-height-at-least="0.423cm"/>
      <style:text-properties fo:color="#aa22ff" fo:font-weight="bold"/>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Table_20_Contents">
      <style:text-properties officeooo:rsid="00282812" officeooo:paragraph-rsid="00282812"/>
    </style:style>
    <style:style style:name="P35" style:family="paragraph" style:parent-style-name="Table_20_Contents">
      <style:text-properties officeooo:rsid="00298f60" officeooo:paragraph-rsid="00298f60"/>
    </style:style>
    <style:style style:name="P36" style:family="paragraph" style:parent-style-name="Table_20_Contents">
      <style:text-properties officeooo:rsid="002a9aca" officeooo:paragraph-rsid="002a9aca"/>
    </style:style>
    <style:style style:name="P37" style:family="paragraph" style:parent-style-name="Table_20_Contents">
      <style:text-properties officeooo:rsid="002c3f1a" officeooo:paragraph-rsid="002c3f1a"/>
    </style:style>
    <style:style style:name="P38" style:family="paragraph" style:parent-style-name="Table_20_Contents">
      <style:text-properties officeooo:rsid="002de9d9" officeooo:paragraph-rsid="002de9d9"/>
    </style:style>
    <style:style style:name="P39" style:family="paragraph" style:parent-style-name="Table_20_Contents">
      <style:text-properties officeooo:rsid="002fdb26" officeooo:paragraph-rsid="002fdb26"/>
    </style:style>
    <style:style style:name="P40" style:family="paragraph" style:parent-style-name="Table_20_Contents">
      <style:text-properties officeooo:rsid="0030fc63" officeooo:paragraph-rsid="0030fc63"/>
    </style:style>
    <style:style style:name="P41" style:family="paragraph" style:parent-style-name="Table_20_Contents">
      <style:text-properties officeooo:rsid="00335f68" officeooo:paragraph-rsid="00335f68"/>
    </style:style>
    <style:style style:name="P42" style:family="paragraph" style:parent-style-name="Table_20_Contents">
      <style:text-properties officeooo:rsid="00355673" officeooo:paragraph-rsid="00355673"/>
    </style:style>
    <style:style style:name="P43" style:family="paragraph" style:parent-style-name="Table_20_Contents">
      <style:text-properties officeooo:rsid="00384a6c" officeooo:paragraph-rsid="00384a6c"/>
    </style:style>
    <style:style style:name="P44" style:family="paragraph" style:parent-style-name="Table_20_Contents">
      <style:text-properties officeooo:rsid="0038ec8d" officeooo:paragraph-rsid="0038ec8d"/>
    </style:style>
    <style:style style:name="P45" style:family="paragraph" style:parent-style-name="Contents_20_Heading">
      <style:paragraph-properties fo:break-before="page"/>
    </style:style>
    <style:style style:name="T1" style:family="text">
      <style:text-properties officeooo:rsid="001f4ff3"/>
    </style:style>
    <style:style style:name="T2" style:family="text">
      <style:text-properties fo:color="#aa22ff"/>
    </style:style>
    <style:style style:name="T3" style:family="text">
      <style:text-properties fo:color="#aa22ff" fo:font-weight="bold"/>
    </style:style>
    <style:style style:name="T4" style:family="text">
      <style:text-properties fo:color="#00a000"/>
    </style:style>
    <style:style style:name="T5" style:family="text">
      <style:text-properties fo:color="#00bb00" fo:font-weight="bold"/>
    </style:style>
    <style:style style:name="T6" style:family="text">
      <style:text-properties fo:color="#666666"/>
    </style:style>
    <style:style style:name="T7" style:family="text">
      <style:text-properties fo:color="#000080" fo:font-weight="bold"/>
    </style:style>
    <style:style style:name="T8" style:family="text">
      <style:text-properties officeooo:rsid="00253c65"/>
    </style:style>
    <style:style style:name="T9" style:family="text">
      <style:text-properties style:text-position="sub 58%" style:font-size-asian="10.5pt"/>
    </style:style>
    <style:style style:name="T10" style:family="text">
      <style:text-properties officeooo:rsid="003586a2"/>
    </style:style>
    <style:style style:name="T11" style:family="text">
      <style:text-properties officeooo:rsid="00397ffa"/>
    </style:style>
    <style:style style:name="T12" style:family="text">
      <style:text-properties officeooo:rsid="003b44e4"/>
    </style:style>
    <style:style style:name="T13" style:family="text">
      <style:text-properties officeooo:rsid="003cc681"/>
    </style:style>
    <style:style style:name="T14" style:family="text">
      <style:text-properties officeooo:rsid="0069b80e"/>
    </style:style>
    <style:style style:name="T15" style:family="text">
      <style:text-properties fo:font-style="normal" fo:font-weight="normal"/>
    </style:style>
    <style:style style:name="T16" style:family="text">
      <style:text-properties fo:font-size="9pt" fo:font-style="normal" fo:font-weight="normal" style:font-size-asian="9pt" style:font-size-complex="9pt"/>
    </style:style>
    <style:style style:name="T17" style:family="text">
      <style:text-properties officeooo:rsid="001e3d71"/>
    </style:style>
    <style:style style:name="T18" style:family="text">
      <style:text-properties officeooo:rsid="001c096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actica Pagerank </text:p>
      <text:p text:style-name="Title"><text:span text:style-name="T1">D</text:span>ia 3</text:p>
      <text:p text:style-name="Title"/>
      <text:p text:style-name="Title">Miguel Garcia Lafuente</text:p>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5">Índice de contenido</text:p>
          </text:index-title>
          <text:p text:style-name="P33"><text:a xlink:type="simple" xlink:href="#__RefHeading__119_1662072842" text:style-name="Index_20_Link" text:visited-style-name="Index_20_Link">1. Matrices dispersas (mdis_A)<text:tab/>3</text:a></text:p>
          <text:p text:style-name="P33"><text:a xlink:type="simple" xlink:href="#__RefHeading__121_1662072842" text:style-name="Index_20_Link" text:visited-style-name="Index_20_Link">2. Funcion calculo_PR<text:tab/>4</text:a></text:p>
        </text:index-body>
      </text:table-of-content>
      <text:p text:style-name="Text_20_body"/>
      <text:p text:style-name="P2">Para esta practica se ha usado un ordenador <text:span text:style-name="T14">portatil </text:span>con las siguentes caracteristicas:</text:p>
      <text:p text:style-name="P22"/>
      <text:p text:style-name="P22"/>
      <text:p text:style-name="P22">S.O: ArchLinux 64 bits.</text:p>
      <text:p text:style-name="P23">Memoria RAM: 8076456 kB. (unos 7.7GB)</text:p>
      <text:p text:style-name="P23">CPU: Intel(R) Core(TM) i5-4200M CPU @ 2.50GHz – 64 bits</text:p>
      <text:p text:style-name="P23"/>
      <text:p text:style-name="P23">~ » archey3 <text:s text:c="3"/></text:p>
      <text:p text:style-name="P26"/>
      <text:p text:style-name="P24"><text:s text:c="15"/><text:span text:style-name="T15">+ <text:s text:c="15"/>OS: Arch Linux x86_64</text:span></text:p>
      <text:p text:style-name="P24"><text:s text:c="15"/><text:span text:style-name="T15"># <text:s text:c="15"/></text:span></text:p>
      <text:p text:style-name="P24"><text:s text:c="14"/><text:span text:style-name="T15">### <text:s text:c="14"/>Kernel Release: 3.17.4-1-ARCH</text:span></text:p>
      <text:p text:style-name="P24"><text:s text:c="13"/><text:span text:style-name="T15">##### <text:s text:c="13"/>Uptime: 9:53</text:span></text:p>
      <text:p text:style-name="P24"><text:s text:c="13"/><text:span text:style-name="T15">###### <text:s text:c="12"/>WM: None</text:span></text:p>
      <text:p text:style-name="P24"><text:s text:c="12"/><text:span text:style-name="T15">; #####; <text:s text:c="11"/>DE: None</text:span></text:p>
      <text:p text:style-name="P24"><text:s text:c="11"/><text:span text:style-name="T15">+##.##### <text:s text:c="11"/>Packages: 1759</text:span></text:p>
      <text:p text:style-name="P24"><text:s text:c="10"/><text:span text:style-name="T15">+########## <text:s text:c="10"/>RAM: 3922 MB / 7887 MB</text:span></text:p>
      <text:p text:style-name="P24"><text:s text:c="9"/><text:span text:style-name="T15">#############; <text:s text:c="8"/></text:span><text:span text:style-name="T16">Processor Type: Intel(R) Core(TM) i5-4200M CPU @ 2.50GHz</text:span></text:p>
      <text:p text:style-name="P24"><text:s text:c="8"/><text:span text:style-name="T15">###############+ <text:s text:c="7"/>$EDITOR: vim</text:span></text:p>
      <text:p text:style-name="P24"><text:s text:c="7"/><text:span text:style-name="T15">####### <text:s text:c="2"/>####### <text:s text:c="7"/>Root: 322G / 458G (70%) (ext4)</text:span></text:p>
      <text:p text:style-name="P24"><text:s text:c="5"/><text:span text:style-name="T15">.######; <text:s text:c="4"/>;###;`". <text:s text:c="5"/></text:span></text:p>
      <text:p text:style-name="P24"><text:s text:c="4"/><text:span text:style-name="T15">.#######; <text:s text:c="4"/>;#####. <text:s text:c="6"/></text:span></text:p>
      <text:p text:style-name="P24"><text:s text:c="4"/><text:span text:style-name="T15">#########. <text:s text:c="2"/>.########` <text:s text:c="4"/></text:span></text:p>
      <text:p text:style-name="P24"><text:s text:c="3"/><text:span text:style-name="T15">######' <text:s text:c="10"/>'###### <text:s text:c="3"/></text:span></text:p>
      <text:p text:style-name="P24"><text:s text:c="2"/><text:span text:style-name="T15">;#### <text:s text:c="16"/>####; <text:s text:c="2"/></text:span></text:p>
      <text:p text:style-name="P24"><text:s text:c="2"/><text:span text:style-name="T15">##' <text:s text:c="20"/>'## <text:s text:c="2"/></text:span></text:p>
      <text:p text:style-name="P30"><text:s/><text:span text:style-name="T15">#' <text:s text:c="24"/>`# <text:s/></text:span></text:p>
      <text:p text:style-name="P23"/>
      <text:p text:style-name="P23"/>
      <text:p text:style-name="P23"/>
      <text:p text:style-name="P23"/>
      <text:p text:style-name="P23"/>
      <text:p text:style-name="P23"/>
      <text:p text:style-name="P3">Version de Julia 0.3.3:</text:p>
      <text:p text:style-name="P23"/>
      <text:p text:style-name="P23">~ » julia <text:s text:c="167"/>rock@neurotiko</text:p>
      <text:p text:style-name="P24"><text:s text:c="15"/><text:span text:style-name="T15">_</text:span></text:p>
      <text:p text:style-name="P24"><text:s text:c="3"/><text:span text:style-name="T15">_ <text:s text:c="6"/>_ _(_)_ <text:s text:c="4"/>| <text:s/>A fresh approach to technical computing</text:span></text:p>
      <text:p text:style-name="P24"><text:s text:c="2"/><text:span text:style-name="T15">(_) <text:s text:c="4"/>| (_) (_) <text:s text:c="3"/>| <text:s/>Documentation: http://docs.julialang.org</text:span></text:p>
      <text:p text:style-name="P24"><text:s text:c="3"/><text:span text:style-name="T15">_ _ <text:s text:c="2"/>_| |_ <text:s/>__ _ <text:s text:c="2"/>| <text:s/>Type "help()" for help.</text:span></text:p>
      <text:p text:style-name="P24"><text:s text:c="2"/><text:span text:style-name="T15">| | | | | | |/ _` | <text:s/>|</text:span></text:p>
      <text:p text:style-name="P24"><text:s text:c="2"/><text:span text:style-name="T15">| | |_| | | | (_| | <text:s/>| <text:s/>Version 0.3.3 (2014-11-23 20:19 UTC)</text:span></text:p>
      <text:p text:style-name="P24"><text:s/><text:span text:style-name="T15">_/ |\__'_|_|_|\__'_| <text:s/>| <text:s/></text:span></text:p>
      <text:p text:style-name="P23">|__/ <text:s text:c="18"/>| <text:s/>x86_64-unknown-linux-gnu</text:p>
      <text:p text:style-name="P26"/>
      <text:p text:style-name="P29">julia&gt; </text:p>
      <text:p text:style-name="P25"><text:soft-page-break/></text:p>
      <text:p text:style-name="P4"><text:span text:style-name="T17">Como apunte</text:span>, a pesar de tener 4 cores, Julia esta en estado de crecimiento <text:span text:style-name="T17">y </text:span>por ahora solo funciona en un core, por lo que a efectos practico el procesador es de un solo nucleo a 2.5 G<text:span text:style-name="T18">Hz</text:span>.</text:p>
      <text:p text:style-name="P5"/>
      <text:p text:style-name="P1">Toda la practica esta vez lo he pasado tambien con un programa que se llama “Ijulia notebook”, que es un modulo para el “Ipython notebook”, para poder subir codigo, y ejecutar codigo, y que quede en un formato perfecto para presentar. </text:p>
      <text:p text:style-name="P1"/>
      <text:p text:style-name="P1">Como se puede observar, esta todo el codigo, pero tambien las ejecuciones y los resultados.</text:p>
      <text:p text:style-name="P1"/>
      <text:p text:style-name="P1">Link al notebook:</text:p>
      <text:p text:style-name="P1"/>
      <text:h text:style-name="P16" text:outline-level="1"><text:bookmark-start text:name="__RefHeading__119_1662072842"/>1. Matrices dispersas (mdis_A)<text:bookmark-end text:name="__RefHeading__119_1662072842"/></text:h>
      <text:p text:style-name="Text_20_body"/>
      <text:p text:style-name="P6">Despues de optimizaciones, el codigo que mejor genera las matrices dispersas es el siguiente:</text:p>
      <text:p text:style-name="P6"/>
      <table:table table:name="Tabla1" table:style-name="Tabla1">
        <table:table-column table:style-name="Tabla1.A"/>
        <table:table-column table:style-name="Tabla1.B"/>
        <table:table-row>
          <table:table-cell table:style-name="Tabla1.A1" office:value-type="string">
            <text:p text:style-name="P27"><text:s/>1</text:p>
            <text:p text:style-name="P31"><text:s/>2</text:p>
            <text:p text:style-name="P31"><text:s/>3</text:p>
            <text:p text:style-name="P31"><text:s/>4</text:p>
            <text:p text:style-name="P31"><text:s/>5</text:p>
            <text:p text:style-name="P31"><text:s/>6</text:p>
            <text:p text:style-name="P31"><text:s/>7</text:p>
            <text:p text:style-name="P31"><text:s/>8</text:p>
            <text:p text:style-name="P31"><text:s/>9</text:p>
            <text:p text:style-name="P31">10</text:p>
            <text:p text:style-name="P31">11</text:p>
            <text:p text:style-name="P31">12</text:p>
          </table:table-cell>
          <table:table-cell table:style-name="Tabla1.A1" office:value-type="string">
            <text:p text:style-name="P27"><text:span text:style-name="T3">function</text:span><text:span text:style-name="T4"> mdis_A</text:span>(N::<text:span text:style-name="T5">Int64</text:span>, R::<text:span text:style-name="T5">Int64</text:span><text:span text:style-name="T6">=5</text:span>)</text:p>
            <text:p text:style-name="P31"><text:s text:c="4"/>p <text:span text:style-name="T6">=</text:span> randi(N,<text:span text:style-name="T6">1</text:span>,R<text:span text:style-name="T6">*</text:span>N)</text:p>
            <text:p text:style-name="P31"><text:s text:c="4"/>q <text:span text:style-name="T6">=</text:span> randi(N,<text:span text:style-name="T6">1</text:span>,R<text:span text:style-name="T6">*</text:span>N)</text:p>
            <text:p text:style-name="P31"><text:s text:c="4"/>A <text:span text:style-name="T6">=</text:span> sparse(p,q,<text:span text:style-name="T6">1.0</text:span>,N,N)</text:p>
            <text:p text:style-name="P31"><text:s text:c="4"/>Nj <text:span text:style-name="T6">=</text:span> sum(A,<text:span text:style-name="T6">1</text:span>)</text:p>
            <text:p text:style-name="P31"><text:s text:c="4"/>i,j <text:span text:style-name="T6">=</text:span> findn(A)</text:p>
            <text:p text:style-name="P31"><text:s text:c="4"/>I,J,V <text:span text:style-name="T6">=</text:span> findnz(A)</text:p>
            <text:p text:style-name="P31"><text:s text:c="4"/><text:span text:style-name="T3">for</text:span> idx <text:span text:style-name="T3">in</text:span> <text:span text:style-name="T6">1</text:span>:length(V)</text:p>
            <text:p text:style-name="P31"><text:s text:c="8"/>V[idx] <text:span text:style-name="T6">/=</text:span> Nj[J[idx]]</text:p>
            <text:p text:style-name="P31"><text:s text:c="4"/><text:span text:style-name="T3">end</text:span></text:p>
            <text:p text:style-name="P31"><text:s text:c="4"/><text:span text:style-name="T3">return</text:span> sparse(i,j,V,N,N)</text:p>
            <text:p text:style-name="P32">end</text:p>
          </table:table-cell>
        </table:table-row>
      </table:table>
      <text:p text:style-name="P6"/>
      <text:p text:style-name="P6">Unas pruebas para ver la rapidez:</text:p>
      <text:p text:style-name="P20"><text:span text:style-name="T7">jul</text:span>ia<text:span text:style-name="T6">&gt;</text:span> @time mdis_A(<text:span text:style-name="T6">10^1</text:span>);</text:p>
      <text:p text:style-name="P17">elapsed time: 4.9913e-5 seconds (12008 bytes allocated)</text:p>
      <text:p text:style-name="Preformatted_20_Text"/>
      <text:p text:style-name="P19"><text:span text:style-name="T7">jul</text:span>ia<text:span text:style-name="T6">&gt;</text:span> @time mdis_A(<text:span text:style-name="T6">10^2</text:span>);</text:p>
      <text:p text:style-name="P17">elapsed time: 0.000676117 seconds (117848 bytes allocated)</text:p>
      <text:p text:style-name="Preformatted_20_Text"/>
      <text:p text:style-name="P19"><text:span text:style-name="T7">jul</text:span>ia<text:span text:style-name="T6">&gt;</text:span> @time mdis_A(<text:span text:style-name="T6">10^3</text:span>);</text:p>
      <text:p text:style-name="P17">elapsed time: 0.001351825 seconds (1279416 bytes allocated)</text:p>
      <text:p text:style-name="Preformatted_20_Text"/>
      <text:p text:style-name="P19"><text:span text:style-name="T7">jul</text:span>ia<text:span text:style-name="T6">&gt;</text:span> @time mdis_A(<text:span text:style-name="T6">10^4</text:span>);</text:p>
      <text:p text:style-name="P17">elapsed time: 0.015278099 seconds (13303720 bytes allocated)</text:p>
      <text:p text:style-name="Preformatted_20_Text"/>
      <text:p text:style-name="P19"><text:span text:style-name="T7">jul</text:span>ia<text:span text:style-name="T6">&gt;</text:span> @time mdis_A(<text:span text:style-name="T6">10^5</text:span>);</text:p>
      <text:p text:style-name="P17">elapsed time: 0.20780851 seconds (133544392 bytes allocated, 16.08% gc time)</text:p>
      <text:p text:style-name="Preformatted_20_Text"/>
      <text:p text:style-name="P19"><text:span text:style-name="T7">jul</text:span>ia<text:span text:style-name="T6">&gt;</text:span> @time mdis_A(<text:span text:style-name="T6">10^6</text:span>);</text:p>
      <text:p text:style-name="P28">elapsed time: 2.801159681 seconds (1335940344 bytes allocated, 5.30% gc time)</text:p>
      <text:p text:style-name="P8">Se puede comprobar que la memoria alocada va creciendo (mas o menos) multiplicado por 10.</text:p>
      <text:p text:style-name="P8">La matriz 10^6 nos ha “alocado” 1274.05 MB (1GB de RAM), asi que 10^7 necesitaria unos 12.74 GB de RAM, que mi ordenador no tiene (al intentar generarla murio).</text:p>
      <text:p text:style-name="P9">A parte de las limitaciones fisicas, el tiempo esta muy bien, para la matriz mas grande que hemos podido, solo ha tardado 2.8 segundos en generarla.</text:p>
      <text:h text:style-name="P16" text:outline-level="1"><text:bookmark-start text:name="__RefHeading__121_1662072842"/>2. Funcion calculo_PR<text:bookmark-end text:name="__RefHeading__121_1662072842"/></text:h>
      <text:p text:style-name="Text_20_body"/>
      <text:p text:style-name="P15">Para llevarlo a cabo, usaremos una funcion auxiliar para generar el vector “v”.</text:p>
      <table:table table:name="Tabla2" table:style-name="Tabla2">
        <table:table-column table:style-name="Tabla2.A"/>
        <table:table-column table:style-name="Tabla2.B"/>
        <table:table-row>
          <table:table-cell table:style-name="Tabla2.A1" office:value-type="string">
            <text:p text:style-name="P27">1</text:p>
            <text:p text:style-name="P31">2</text:p>
            <text:p text:style-name="P31">3</text:p>
            <text:p text:style-name="P31">4</text:p>
            <text:p text:style-name="P31">5</text:p>
          </table:table-cell>
          <table:table-cell table:style-name="Tabla2.A1" office:value-type="string">
            <text:p text:style-name="P27"><text:span text:style-name="T3">function</text:span><text:span text:style-name="T4"> calculate_v</text:span>(dj::Array{<text:span text:style-name="T5">Int64</text:span>,<text:span text:style-name="T6">2</text:span>},</text:p>
            <text:p text:style-name="P31"><text:s text:c="21"/>e::Array{<text:span text:style-name="T5">Float64</text:span>,<text:span text:style-name="T6">2</text:span>}<text:span text:style-name="T6">=</text:span>ones(<text:span text:style-name="T6">1</text:span>,size(dj,<text:span text:style-name="T6">2</text:span>)),</text:p>
            <text:p text:style-name="P31"><text:s text:c="21"/>alpha::<text:span text:style-name="T5">Float64</text:span><text:span text:style-name="T6">=0.85</text:span>)</text:p>
            <text:p text:style-name="P31"><text:s text:c="4"/><text:span text:style-name="T3">return</text:span> (alpha <text:span text:style-name="T6">*</text:span> dj) <text:span text:style-name="T6">+</text:span> ((<text:span text:style-name="T6">1-</text:span>alpha) <text:span text:style-name="T6">*</text:span> e)</text:p>
            <text:p text:style-name="P32">end</text:p>
          </table:table-cell>
        </table:table-row>
      </table:table>
      <text:p text:style-name="P15"/>
      <text:p text:style-name="P15">Y ya, la funcion importante es la siguiente:</text:p>
      <text:p text:style-name="P7"/>
      <table:table table:name="Tabla3" table:style-name="Tabla3">
        <table:table-column table:style-name="Tabla3.A"/>
        <table:table-column table:style-name="Tabla3.B"/>
        <table:table-row>
          <table:table-cell table:style-name="Tabla3.A1" office:value-type="string">
            <text:p text:style-name="P27"><text:s/>1</text:p>
            <text:p text:style-name="P31"><text:s/>2</text:p>
            <text:p text:style-name="P31"><text:s/>3</text:p>
            <text:p text:style-name="P31"><text:s/>4</text:p>
            <text:p text:style-name="P31"><text:s/>5</text:p>
            <text:p text:style-name="P31"><text:s/>6</text:p>
            <text:p text:style-name="P31"><text:s/>7</text:p>
            <text:p text:style-name="P31"><text:s/>8</text:p>
            <text:p text:style-name="P31"><text:s/>9</text:p>
            <text:p text:style-name="P31">10</text:p>
            <text:p text:style-name="P31">11</text:p>
            <text:p text:style-name="P31">12</text:p>
            <text:p text:style-name="P31">13</text:p>
            <text:p text:style-name="P31">14</text:p>
            <text:p text:style-name="P31">15</text:p>
            <text:p text:style-name="P31">16</text:p>
            <text:p text:style-name="P31">17</text:p>
            <text:p text:style-name="P31">18</text:p>
            <text:p text:style-name="P31">19</text:p>
            <text:p text:style-name="P31">20</text:p>
            <text:p text:style-name="P31">21</text:p>
          </table:table-cell>
          <table:table-cell table:style-name="Tabla3.A1" office:value-type="string">
            <text:p text:style-name="P27"><text:span text:style-name="T3">function</text:span><text:span text:style-name="T4"> calculo_PR</text:span>(A::SparseMatrixCSC{<text:span text:style-name="T5">Float64</text:span>,<text:span text:style-name="T5">Int64</text:span>},</text:p>
            <text:p text:style-name="P31"><text:s text:c="20"/>tolerancia::<text:span text:style-name="T5">Float64</text:span><text:span text:style-name="T6">=1e-12</text:span>,</text:p>
            <text:p text:style-name="P31"><text:s text:c="20"/>n_iter::<text:span text:style-name="T5">Int64</text:span><text:span text:style-name="T6">=500</text:span>,</text:p>
            <text:p text:style-name="P31"><text:s text:c="20"/>r::Array{<text:span text:style-name="T5">Float64</text:span>,<text:span text:style-name="T6">2</text:span>}<text:span text:style-name="T6">=</text:span>ones(size(A,<text:span text:style-name="T6">1</text:span>),<text:span text:style-name="T6">1</text:span>),</text:p>
            <text:p text:style-name="P31"><text:s text:c="20"/>alpha::<text:span text:style-name="T5">Float64</text:span><text:span text:style-name="T6">=0.85</text:span>,</text:p>
            <text:p text:style-name="P31"><text:s text:c="20"/>Nj::Array{<text:span text:style-name="T5">Float64</text:span>,<text:span text:style-name="T6">2</text:span>}<text:span text:style-name="T6">=</text:span>sum(A,<text:span text:style-name="T6">1</text:span>))</text:p>
            <text:p text:style-name="P31"><text:s text:c="4"/>n <text:span text:style-name="T6">=</text:span> size(A,<text:span text:style-name="T6">1</text:span>)</text:p>
            <text:p text:style-name="P31"><text:s text:c="4"/>last <text:span text:style-name="T6">=</text:span> zeros(n)</text:p>
            <text:p text:style-name="P31"><text:s text:c="4"/>dj::Array{<text:span text:style-name="T5">Int64</text:span>,<text:span text:style-name="T6">2</text:span>} <text:span text:style-name="T6">=</text:span> [x <text:span text:style-name="T6">==</text:span> <text:span text:style-name="T6">0</text:span> <text:span text:style-name="T6">?</text:span> <text:span text:style-name="T6">1</text:span>:<text:span text:style-name="T6">0</text:span> <text:span text:style-name="T3">for</text:span> x<text:span text:style-name="T6">=</text:span>Nj]<text:span text:style-name="T6">'</text:span></text:p>
            <text:p text:style-name="P31"><text:s text:c="4"/>v <text:span text:style-name="T6">=</text:span> calculate_v(dj)</text:p>
            <text:p text:style-name="P31"><text:s text:c="4"/>e1 <text:span text:style-name="T6">=</text:span> ones(size(A,<text:span text:style-name="T6">1</text:span>),<text:span text:style-name="T6">1</text:span>)</text:p>
            <text:p text:style-name="P31"><text:s text:c="4"/>i <text:span text:style-name="T6">=</text:span> <text:span text:style-name="T6">0</text:span></text:p>
            <text:p text:style-name="P31"><text:s text:c="4"/><text:span text:style-name="T3">while</text:span> i <text:span text:style-name="T6">&lt;</text:span> n_iter <text:span text:style-name="T6">&amp;&amp;</text:span> maximum(abs(r<text:span text:style-name="T6">-</text:span>last)) <text:span text:style-name="T6">&gt;</text:span> tolerancia</text:p>
            <text:p text:style-name="P31"><text:s text:c="8"/>i <text:span text:style-name="T6">+=</text:span> <text:span text:style-name="T6">1</text:span></text:p>
            <text:p text:style-name="P31"><text:s text:c="8"/>last <text:span text:style-name="T6">=</text:span> r</text:p>
            <text:p text:style-name="P31"><text:s text:c="8"/>last <text:span text:style-name="T6">=</text:span> last <text:span text:style-name="T6">./</text:span> norm(last)</text:p>
            <text:p text:style-name="P31"><text:s text:c="8"/>esc <text:span text:style-name="T6">=</text:span> v<text:span text:style-name="T6">*</text:span>r</text:p>
            <text:p text:style-name="P31"><text:s text:c="8"/>r <text:span text:style-name="T6">=</text:span> alpha<text:span text:style-name="T6">*</text:span>A<text:span text:style-name="T6">*</text:span>last <text:span text:style-name="T6">+</text:span> (<text:span text:style-name="T6">1/</text:span>n <text:span text:style-name="T6">*</text:span> e1 <text:span text:style-name="T6">*</text:span> esc)</text:p>
            <text:p text:style-name="P31"><text:s text:c="4"/><text:span text:style-name="T3">end</text:span></text:p>
            <text:p text:style-name="P31"><text:s text:c="4"/><text:span text:style-name="T3">return</text:span> (pagerank(r), norm(r<text:span text:style-name="T6">-</text:span>last,<text:span text:style-name="T6">1</text:span>))</text:p>
            <text:p text:style-name="P32">end</text:p>
          </table:table-cell>
        </table:table-row>
      </table:table>
      <text:p text:style-name="P7"/>
      <text:p text:style-name="P10">La funcion es muy sencilla, y casi se lee sola, <text:span text:style-name="T8">los tipos estan puestos para mejorar el compilador JIT que usa Julia, ya que sabe exactamente que tipos estan y puede reservar la memoria necesaria.</text:span></text:p>
      <text:p text:style-name="P11">Para hacer las pruebas, vamos a usar la siguiente funcion “test” que hace uso de la macro “@time”</text:p>
      <table:table table:name="Tabla4" table:style-name="Tabla4">
        <table:table-column table:style-name="Tabla4.A"/>
        <table:table-column table:style-name="Tabla4.B"/>
        <table:table-row>
          <table:table-cell table:style-name="Tabla4.A1" office:value-type="string">
            <text:p text:style-name="P27">1</text:p>
            <text:p text:style-name="P31">2</text:p>
            <text:p text:style-name="P31">3</text:p>
            <text:p text:style-name="P31">4</text:p>
          </table:table-cell>
          <table:table-cell table:style-name="Tabla4.A1" office:value-type="string">
            <text:p text:style-name="P27"><text:span text:style-name="T3">function</text:span><text:span text:style-name="T4"> test</text:span>(N::<text:span text:style-name="T5">Int64</text:span>)</text:p>
            <text:p text:style-name="P31"><text:s text:c="4"/>@time a <text:span text:style-name="T6">=</text:span> mdis_A(N);</text:p>
            <text:p text:style-name="P31"><text:s text:c="4"/>@time calculo_PR(a);</text:p>
            <text:p text:style-name="P32">end</text:p>
          </table:table-cell>
        </table:table-row>
      </table:table>
      <text:p text:style-name="P11"/>
      <text:p text:style-name="P11"/>
      <text:p text:style-name="P11"/>
      <text:p text:style-name="P11"><text:soft-page-break/>Veamos los resultados:</text:p>
      <text:p text:style-name="P21"><text:span text:style-name="T7">jul</text:span>ia<text:span text:style-name="T6">&gt;</text:span> x, p <text:span text:style-name="T6">=</text:span> test(<text:span text:style-name="T6">10^1</text:span>);</text:p>
      <text:p text:style-name="P17">elapsed time: 3.5674e-5 seconds (12408 bytes allocated)</text:p>
      <text:p text:style-name="P17">elapsed time: 6.7705e-5 seconds (71112 bytes allocated)</text:p>
      <text:p text:style-name="Preformatted_20_Text"/>
      <text:p text:style-name="P19"><text:span text:style-name="T7">jul</text:span>ia<text:span text:style-name="T6">&gt;</text:span> p</text:p>
      <text:p text:style-name="P17">2.3168411633633923e-12</text:p>
      <text:p text:style-name="Preformatted_20_Text"/>
      <text:p text:style-name="P19"><text:span text:style-name="T7">jul</text:span>ia<text:span text:style-name="T6">&gt;</text:span> <text:span text:style-name="T2">sizeof</text:span>(x)</text:p>
      <text:p text:style-name="P17">80</text:p>
      <text:p text:style-name="Preformatted_20_Text"/>
      <text:p text:style-name="P19"><text:span text:style-name="T7">jul</text:span>ia<text:span text:style-name="T6">&gt;</text:span> x, p <text:span text:style-name="T6">=</text:span> test(<text:span text:style-name="T6">10^2</text:span>);</text:p>
      <text:p text:style-name="P17">elapsed time: 0.000241763 seconds (117528 bytes allocated)</text:p>
      <text:p text:style-name="P17">elapsed time: 0.000381824 seconds (524712 bytes allocated)</text:p>
      <text:p text:style-name="Preformatted_20_Text"/>
      <text:p text:style-name="P19"><text:span text:style-name="T7">jul</text:span>ia<text:span text:style-name="T6">&gt;</text:span> p</text:p>
      <text:p text:style-name="P17">6.7608037224164974e-12</text:p>
      <text:p text:style-name="Preformatted_20_Text"/>
      <text:p text:style-name="P19"><text:span text:style-name="T7">jul</text:span>ia<text:span text:style-name="T6">&gt;</text:span> <text:span text:style-name="T2">sizeof</text:span>(x)</text:p>
      <text:p text:style-name="P17">800</text:p>
      <text:p text:style-name="Preformatted_20_Text"/>
      <text:p text:style-name="P19"><text:span text:style-name="T7">jul</text:span>ia<text:span text:style-name="T6">&gt;</text:span> x, p <text:span text:style-name="T6">=</text:span> test(<text:span text:style-name="T6">10^3</text:span>);</text:p>
      <text:p text:style-name="P17">elapsed time: 0.001347145 seconds (1279816 bytes allocated)</text:p>
      <text:p text:style-name="P17">elapsed time: 0.00244701 seconds (4942488 bytes allocated)</text:p>
      <text:p text:style-name="Preformatted_20_Text"/>
      <text:p text:style-name="P19"><text:span text:style-name="T7">jul</text:span>ia<text:span text:style-name="T6">&gt;</text:span> p</text:p>
      <text:p text:style-name="P17">1.1357452131544044e-10</text:p>
      <text:p text:style-name="Preformatted_20_Text"/>
      <text:p text:style-name="P19"><text:span text:style-name="T7">jul</text:span>ia<text:span text:style-name="T6">&gt;</text:span> <text:span text:style-name="T2">sizeof</text:span>(x)</text:p>
      <text:p text:style-name="P17">8000</text:p>
      <text:p text:style-name="Preformatted_20_Text"/>
      <text:p text:style-name="P19"><text:span text:style-name="T7">jul</text:span>ia<text:span text:style-name="T6">&gt;</text:span> x, p <text:span text:style-name="T6">=</text:span> test(<text:span text:style-name="T6">10^3</text:span>);</text:p>
      <text:p text:style-name="P17">elapsed time: 0.001331278 seconds (1279736 bytes allocated)</text:p>
      <text:p text:style-name="P17">elapsed time: 0.002491017 seconds (4943576 bytes allocated)</text:p>
      <text:p text:style-name="Preformatted_20_Text"/>
      <text:p text:style-name="P19"><text:span text:style-name="T7">jul</text:span>ia<text:span text:style-name="T6">&gt;</text:span> p</text:p>
      <text:p text:style-name="P17">9.302403205374565e-11</text:p>
      <text:p text:style-name="Preformatted_20_Text"/>
      <text:p text:style-name="P19"><text:span text:style-name="T7">jul</text:span>ia<text:span text:style-name="T6">&gt;</text:span> <text:span text:style-name="T2">sizeof</text:span>(x)</text:p>
      <text:p text:style-name="P17">8000</text:p>
      <text:p text:style-name="Preformatted_20_Text"/>
      <text:p text:style-name="P19"><text:span text:style-name="T7">jul</text:span>ia<text:span text:style-name="T6">&gt;</text:span> x, p <text:span text:style-name="T6">=</text:span> test(<text:span text:style-name="T6">10^4</text:span>);</text:p>
      <text:p text:style-name="P17">elapsed time: 0.033614157 seconds (13306024 bytes allocated, 59.65% gc time)</text:p>
      <text:p text:style-name="P17">elapsed time: 0.034519361 seconds (53613064 bytes allocated, 45.75% gc time)</text:p>
      <text:p text:style-name="Preformatted_20_Text"/>
      <text:p text:style-name="P19"><text:span text:style-name="T7">jul</text:span>ia<text:span text:style-name="T6">&gt;</text:span> p</text:p>
      <text:p text:style-name="P17">7.280327512723672e-11</text:p>
      <text:p text:style-name="Preformatted_20_Text"/>
      <text:p text:style-name="P19"><text:span text:style-name="T7">jul</text:span>ia<text:span text:style-name="T6">&gt;</text:span> <text:span text:style-name="T2">sizeof</text:span>(x)</text:p>
      <text:p text:style-name="P28">80000</text:p>
      <text:p text:style-name="P21"><text:span text:style-name="T7">jul</text:span>ia<text:span text:style-name="T6">&gt;</text:span> x, p <text:span text:style-name="T6">=</text:span> test(<text:span text:style-name="T6">10^5</text:span>);</text:p>
      <text:p text:style-name="P17">elapsed time: 0.208644534 seconds (133543784 bytes allocated, 23.95% gc time)</text:p>
      <text:p text:style-name="P17">elapsed time: 0.362151298 seconds (492812344 bytes allocated, 37.64% gc time)</text:p>
      <text:p text:style-name="Preformatted_20_Text"/>
      <text:p text:style-name="P19"><text:span text:style-name="T7">jul</text:span>ia<text:span text:style-name="T6">&gt;</text:span> p</text:p>
      <text:p text:style-name="P17">3.024801713898302e-9</text:p>
      <text:p text:style-name="Preformatted_20_Text"><text:soft-page-break/></text:p>
      <text:p text:style-name="P19"><text:span text:style-name="T7">jul</text:span>ia<text:span text:style-name="T6">&gt;</text:span> <text:span text:style-name="T2">sizeof</text:span>(x)</text:p>
      <text:p text:style-name="P17">800000</text:p>
      <text:p text:style-name="Preformatted_20_Text"/>
      <text:p text:style-name="P19"><text:span text:style-name="T7">jul</text:span>ia<text:span text:style-name="T6">&gt;</text:span> x, p <text:span text:style-name="T6">=</text:span> test(<text:span text:style-name="T6">10^6</text:span>);</text:p>
      <text:p text:style-name="P17">elapsed time: 2.352491702 seconds (1335943208 bytes allocated, 10.67% gc time)</text:p>
      <text:p text:style-name="P17">elapsed time: 4.582350449 seconds (4928012344 bytes allocated, 18.27% gc time)</text:p>
      <text:p text:style-name="Preformatted_20_Text"/>
      <text:p text:style-name="P19"><text:span text:style-name="T7">jul</text:span>ia<text:span text:style-name="T6">&gt;</text:span> p</text:p>
      <text:p text:style-name="P17">1.5131614666287745e-8</text:p>
      <text:p text:style-name="Preformatted_20_Text"/>
      <text:p text:style-name="P19"><text:span text:style-name="T7">jul</text:span>ia<text:span text:style-name="T6">&gt;</text:span> <text:span text:style-name="T2">sizeof</text:span>(x)</text:p>
      <text:p text:style-name="P17">8000000</text:p>
      <text:p text:style-name="Preformatted_20_Text"/>
      <text:p text:style-name="P19"><text:span text:style-name="T7">jul</text:span>ia<text:span text:style-name="T6">&gt;</text:span> x, p <text:span text:style-name="T6">=</text:span> test(<text:span text:style-name="T6">2*10^6</text:span>);</text:p>
      <text:p text:style-name="P17">elapsed time: 4.934265793 seconds (2671942792 bytes allocated, 10.55% gc time)</text:p>
      <text:p text:style-name="P17">elapsed time: 8.513741088 seconds (9568006472 bytes allocated, 13.26% gc time)</text:p>
      <text:p text:style-name="Preformatted_20_Text"/>
      <text:p text:style-name="P19"><text:span text:style-name="T7">jul</text:span>ia<text:span text:style-name="T6">&gt;</text:span> p</text:p>
      <text:p text:style-name="P17">6.03260282657685e-8</text:p>
      <text:p text:style-name="Preformatted_20_Text"/>
      <text:p text:style-name="P19"><text:span text:style-name="T7">jul</text:span>ia<text:span text:style-name="T6">&gt;</text:span> <text:span text:style-name="T2">sizeof</text:span>(x)</text:p>
      <text:p text:style-name="P28">16000000</text:p>
      <text:p text:style-name="P18"/>
      <table:table table:name="Tabla5" table:style-name="Tabla5">
        <table:table-column table:style-name="Tabla5.A" table:number-columns-repeated="4"/>
        <table:table-row>
          <table:table-cell table:style-name="Tabla5.A1" office:value-type="string">
            <text:p text:style-name="Table_20_Contents"/>
          </table:table-cell>
          <table:table-cell table:style-name="Tabla5.A1" office:value-type="string">
            <text:p text:style-name="P34">Tiempo (seg)</text:p>
          </table:table-cell>
          <table:table-cell table:style-name="Tabla5.A1" office:value-type="string">
            <text:p text:style-name="P34">Memoria (MB)</text:p>
          </table:table-cell>
          <table:table-cell table:style-name="Tabla5.D1" office:value-type="string">
            <text:p text:style-name="P34">Precision ||Gx-x||<text:span text:style-name="T9">1</text:span></text:p>
          </table:table-cell>
        </table:table-row>
        <table:table-row>
          <table:table-cell table:style-name="Tabla5.A2" office:value-type="string">
            <text:p text:style-name="P35">10^1</text:p>
          </table:table-cell>
          <table:table-cell table:style-name="Tabla5.A2" office:value-type="string">
            <text:p text:style-name="P36">6,9859e-5</text:p>
          </table:table-cell>
          <table:table-cell table:style-name="Tabla5.A2" office:value-type="string">
            <text:p text:style-name="P42">0.067 MB</text:p>
          </table:table-cell>
          <table:table-cell table:style-name="Tabla5.D2" office:value-type="string">
            <text:p text:style-name="P37">2.31684116336339e-12</text:p>
          </table:table-cell>
        </table:table-row>
        <table:table-row>
          <table:table-cell table:style-name="Tabla5.A2" office:value-type="string">
            <text:p text:style-name="P35">10^2</text:p>
          </table:table-cell>
          <table:table-cell table:style-name="Tabla5.A2" office:value-type="string">
            <text:p text:style-name="P36">0,000374197</text:p>
          </table:table-cell>
          <table:table-cell table:style-name="Tabla5.A2" office:value-type="string">
            <text:p text:style-name="P42">0.5 MB</text:p>
          </table:table-cell>
          <table:table-cell table:style-name="Tabla5.D2" office:value-type="string">
            <text:p text:style-name="P38">6.76080372241649e-12</text:p>
          </table:table-cell>
        </table:table-row>
        <table:table-row>
          <table:table-cell table:style-name="Tabla5.A2" office:value-type="string">
            <text:p text:style-name="P35">10^3</text:p>
          </table:table-cell>
          <table:table-cell table:style-name="Tabla5.A2" office:value-type="string">
            <text:p text:style-name="P36">0,001367687</text:p>
          </table:table-cell>
          <table:table-cell table:style-name="Tabla5.A2" office:value-type="string">
            <text:p text:style-name="P42">4.7 MB</text:p>
          </table:table-cell>
          <table:table-cell table:style-name="Tabla5.D2" office:value-type="string">
            <text:p text:style-name="P39">1.13574521315440e-10</text:p>
          </table:table-cell>
        </table:table-row>
        <table:table-row>
          <table:table-cell table:style-name="Tabla5.A2" office:value-type="string">
            <text:p text:style-name="P35">10^4</text:p>
          </table:table-cell>
          <table:table-cell table:style-name="Tabla5.A2" office:value-type="string">
            <text:p text:style-name="P36">0,026235145</text:p>
          </table:table-cell>
          <table:table-cell table:style-name="Tabla5.A2" office:value-type="string">
            <text:p text:style-name="P42">51.12 MB</text:p>
          </table:table-cell>
          <table:table-cell table:style-name="Tabla5.D2" office:value-type="string">
            <text:p text:style-name="P40">9.30240320537456e-11</text:p>
          </table:table-cell>
        </table:table-row>
        <table:table-row>
          <table:table-cell table:style-name="Tabla5.A2" office:value-type="string">
            <text:p text:style-name="P35">10^5</text:p>
          </table:table-cell>
          <table:table-cell table:style-name="Tabla5.A2" office:value-type="string">
            <text:p text:style-name="P36">0,369947148</text:p>
          </table:table-cell>
          <table:table-cell table:style-name="Tabla5.A2" office:value-type="string">
            <text:p text:style-name="P42">469.98 MB</text:p>
          </table:table-cell>
          <table:table-cell table:style-name="Tabla5.D2" office:value-type="string">
            <text:p text:style-name="P41">3.024801713898302e-9</text:p>
          </table:table-cell>
        </table:table-row>
        <table:table-row>
          <table:table-cell table:style-name="Tabla5.A2" office:value-type="string">
            <text:p text:style-name="P35">10^6</text:p>
          </table:table-cell>
          <table:table-cell table:style-name="Tabla5.A2" office:value-type="string">
            <text:p text:style-name="P44">4,582350449</text:p>
          </table:table-cell>
          <table:table-cell table:style-name="Tabla5.A2" office:value-type="string">
            <text:p text:style-name="P42">4699,71 MB</text:p>
          </table:table-cell>
          <table:table-cell table:style-name="Tabla5.D2" office:value-type="string">
            <text:p text:style-name="P41">1.513161466628774e-8</text:p>
          </table:table-cell>
        </table:table-row>
        <table:table-row>
          <table:table-cell table:style-name="Tabla5.A2" office:value-type="string">
            <text:p text:style-name="P35">2*10^6</text:p>
          </table:table-cell>
          <table:table-cell table:style-name="Tabla5.A2" office:value-type="string">
            <text:p text:style-name="P43">8,513741088</text:p>
          </table:table-cell>
          <table:table-cell table:style-name="Tabla5.A2" office:value-type="string">
            <text:p text:style-name="P42">9124.64 MB</text:p>
          </table:table-cell>
          <table:table-cell table:style-name="Tabla5.D2" office:value-type="string">
            <text:p text:style-name="P41">6.03260282657685e-8</text:p>
          </table:table-cell>
        </table:table-row>
      </table:table>
      <text:p text:style-name="P11"/>
      <text:p text:style-name="P11">* <text:span text:style-name="T10">La memoria no es la memoria total usada, sino la memoria que ha tenido que alocar en total en la ejecucion, no sabia a que se referia la practica con la Memoria usada (memoria de la matriz?, memoria del vector x?), asi que he decidido poner esta, que es lo maximo que ha usado el metodo.</text:span></text:p>
      <text:p text:style-name="P11"/>
      <text:p text:style-name="P12">Como se puede observar, la veloci<text:span text:style-name="T11">dad del algoritmo es muy buena, y eso que solo se ejecuta en un core, si se paralelizase el algoritmo seria muy eficiente.</text:span></text:p>
      <text:p text:style-name="P14">Se puede comprobar tambien como el tiempo de ejecucion del algoritmo es mas o menos el doble de la creacion de la matriz A con mdis_A.</text:p>
      <text:p text:style-name="P13">Notese tambien que la precision, según se va aumentando el tamaño <text:span text:style-name="T12">de la matriz A</text:span>, la precision disminuye notablemente, <text:span text:style-name="T13">aunque sigue siendo acep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Droid Sans Devanagari2" svg:font-family="'Droid Sans Devanagari'"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roid Sans Devanagari2" style:font-family-complex="'Droid Sans Devanagari'"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09:51:32.957065556</meta:creation-date>
    <dc:date>2014-12-17T10:44:17.361009461</dc:date>
    <meta:editing-duration>PT52M6S</meta:editing-duration>
    <meta:editing-cycles>32</meta:editing-cycles>
    <meta:generator>LibreOffice/4.2.8.2$Linux_X86_64 LibreOffice_project/420m0$Build-2</meta:generator>
    <meta:document-statistic meta:table-count="5" meta:image-count="0" meta:object-count="0" meta:page-count="7" meta:paragraph-count="243" meta:word-count="1085" meta:character-count="7787" meta:non-whitespace-character-count="6016"/>
  </office:meta>
</office:document-meta>
</file>